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3b1" officeooo:paragraph-rsid="000763b1"/>
    </style:style>
    <style:style style:name="P2" style:family="paragraph" style:parent-style-name="Table_20_Contents">
      <style:text-properties officeooo:rsid="000763b1" officeooo:paragraph-rsid="000763b1"/>
    </style:style>
    <style:style style:name="P3" style:family="paragraph" style:parent-style-name="Table_20_Contents">
      <style:text-properties officeooo:rsid="000763b1" officeooo:paragraph-rsid="00083919"/>
    </style:style>
    <style:style style:name="P4" style:family="paragraph" style:parent-style-name="Table_20_Contents">
      <style:text-properties officeooo:rsid="0007a8dc" officeooo:paragraph-rsid="0007a8dc"/>
    </style:style>
    <style:style style:name="P5" style:family="paragraph" style:parent-style-name="Table_20_Contents">
      <style:text-properties officeooo:rsid="00083919" officeooo:paragraph-rsid="00083919"/>
    </style:style>
    <style:style style:name="P6" style:family="paragraph" style:parent-style-name="Table_20_Contents">
      <style:text-properties officeooo:rsid="0009ccff" officeooo:paragraph-rsid="0009ccff"/>
    </style:style>
    <style:style style:name="P7" style:family="paragraph" style:parent-style-name="Table_20_Contents">
      <style:text-properties officeooo:rsid="000bc1d6" officeooo:paragraph-rsid="000bc1d6"/>
    </style:style>
    <style:style style:name="T1" style:family="text">
      <style:text-properties officeooo:rsid="00083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aths to evil</text:p>
          </table:table-cell>
          <table:table-cell table:style-name="Table1.B1" office:value-type="string">
            <text:p text:style-name="P1">GROUP NAMES</text:p>
          </table:table-cell>
        </table:table-row>
        <table:table-row>
          <table:table-cell table:style-name="Table1.A2" office:value-type="string">
            <text:p text:style-name="P2">Degree – Spiritual psychology</text:p>
          </table:table-cell>
          <table:table-cell table:style-name="Table1.B2" office:value-type="string">
            <text:p text:style-name="P2">New Age, Yoga, Demons, aliens, evolution, mormon, occult, free masonry, seeker sensitive, purpos driven, church growth, word of faith movement, universalist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Eckhart Tolle – New Age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Rick Warren</text:p>
          </table:table-cell>
          <table:table-cell table:style-name="Table2.B2" office:value-type="string">
            <text:p text:style-name="P2">New Age – There is a lot of ways to heaven</text:p>
          </table:table-cell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2">Psychology – Experiencing enhanced spiritual awareness through knowing yourself as a diving being having a human experience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4">WitchCraft – Think and grow rich, power of positive thinking, “the secret”, belive in yourself, manifesting greater success and fulfillment personally and perfessionally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4">Wiccans - generally believe that the magic of witchcraft is the result of ritually imposing one's will upon the world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3">Psychology – <text:span text:style-name="T1">Transforming your consciousness and your life by integrating the principles and practices of spiritual psychology.</text:span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5">Distancing from god – by money, fun, circus, concerts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5">New Age – Mastering powerful soul-centered basic skills – tools for spiritual evolution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6">Healing your own issues – anything that disturbs your peace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6">Aligning with your soul's purpos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6">Self counseling, to connect with your inner counselor, a source of wisdom (demons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6">Unconditional loving, and compassion that resides at the level of the authentic self.</text:p>
          </table:table-cell>
        </table:table-row>
      </table:table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">Divine humanity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P6">Spiritual psychology – is a technology that empowers students to convert their everyday life experiences into rungs on the ladder of spiritual evolution. <text:s/>This education process results in students experiencing greater connection with who they are, their life's purpose, and enhanced levels of success and fulfillment. <text:s/>This empowers them to make a meaningful contribution to their world.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rWooD </meta:initial-creator>
    <meta:creation-date>2014-07-27T02:43:05.633290211</meta:creation-date>
    <dc:date>2014-07-27T04:14:50.747756584</dc:date>
    <dc:creator>GrrWooD </dc:creator>
    <meta:editing-duration>PT1H26M11S</meta:editing-duration>
    <meta:editing-cycles>2</meta:editing-cycles>
    <meta:generator>LibreOffice/4.2.4.2$Linux_X86_64 LibreOffice_project/420m0$Build-2</meta:generator>
    <meta:document-statistic meta:table-count="4" meta:image-count="0" meta:object-count="0" meta:page-count="2" meta:paragraph-count="19" meta:word-count="236" meta:character-count="1628" meta:non-whitespace-character-count="1398"/>
  </office:meta>
</office:document-meta>
</file>